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edium.com/factory-mind/regex-tutorial-a-simple-cheatsheet-by-examples-649dc1c3f285" text:style-name="Internet_20_link" text:visited-style-name="Visited_20_Internet_20_Link"/></text:p>
      <text:p text:style-name="Standard">Regex Cheatsheet:</text:p>
      <text:p text:style-name="Standard"><text:a xlink:type="simple" xlink:href="https://medium.com/factory-mind/regex-tutorial-a-simple-cheatsheet-by-examples-649dc1c3f285" text:style-name="Internet_20_link" text:visited-style-name="Visited_20_Internet_20_Link">https://medium.com/factory-mind/regex-tutorial-a-simple-cheatsheet-by-examples-649dc1c3f285</text:a></text:p>
      <text:p text:style-name="Standard"/>
      <text:p text:style-name="Standard"/>
      <text:p text:style-name="Standard">Outlier Detection:</text:p>
      <text:p text:style-name="Standard"><text:a xlink:type="simple" xlink:href="https://scikit-learn.org/stable/modules/outlier_detection.html" text:style-name="Internet_20_link" text:visited-style-name="Visited_20_Internet_20_Link">https://scikit-learn.org/stable/modules/outlier_detection.html</text:a></text:p>
      <text:p text:style-name="Standard"/>
      <text:p text:style-name="Standard"><text:a xlink:type="simple" xlink:href="https://towardsdatascience.com/a-brief-overview-of-outlier-detection-techniques-1e0b2c19e561" text:style-name="Internet_20_link" text:visited-style-name="Visited_20_Internet_20_Link">https://towardsdatascience.com/a-brief-overview-of-outlier-detection-techniques-1e0b2c19e561</text:a></text:p>
      <text:p text:style-name="Standard"/>
      <text:p text:style-name="Standard">Links to Data Storage Systems:</text:p>
      <text:list xml:id="list707616558338649765" text:style-name="L1">
        <text:list-item>
          <text:p text:style-name="P2"><text:a xlink:type="simple" xlink:href="https://db-engines.com/en/ranking" office:target-frame-name="_blank" xlink:show="new" text:style-name="Internet_20_link" text:visited-style-name="Visited_20_Internet_20_Link">ranking of database engines</text:a> </text:p>
        </text:list-item>
        <text:list-item>
          <text:p text:style-name="P2"><text:a xlink:type="simple" xlink:href="https://redis.io/" office:target-frame-name="_blank" xlink:show="new" text:style-name="Internet_20_link" text:visited-style-name="Visited_20_Internet_20_Link">Redis</text:a> </text:p>
        </text:list-item>
        <text:list-item>
          <text:p text:style-name="P2"><text:a xlink:type="simple" xlink:href="http://cassandra.apache.org/" office:target-frame-name="_blank" xlink:show="new" text:style-name="Internet_20_link" text:visited-style-name="Visited_20_Internet_20_Link">Cassandra</text:a> </text:p>
        </text:list-item>
        <text:list-item>
          <text:p text:style-name="P2"><text:a xlink:type="simple" xlink:href="http://hbase.apache.org/" office:target-frame-name="_blank" xlink:show="new" text:style-name="Internet_20_link" text:visited-style-name="Visited_20_Internet_20_Link">Hbase</text:a> </text:p>
        </text:list-item>
        <text:list-item>
          <text:p text:style-name="P1"><text:a xlink:type="simple" xlink:href="https://www.mongodb.com/" office:target-frame-name="_blank" xlink:show="new" text:style-name="Internet_20_link" text:visited-style-name="Visited_20_Internet_20_Link">MongoDB</text:a> 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1T15:28:40</meta:creation-date>
    <dc:date>2018-11-12T15:30:10</dc:date>
    <meta:editing-duration>PT23H29M24S</meta:editing-duration>
    <meta:editing-cycles>13</meta:editing-cycles>
    <meta:generator>OpenOffice/4.1.4$Unix OpenOffice.org_project/414m5$Build-9788</meta:generator>
    <meta:document-statistic meta:table-count="0" meta:image-count="0" meta:object-count="0" meta:page-count="1" meta:paragraph-count="11" meta:word-count="25" meta:character-count="373"/>
  </office:meta>
</office:document-meta>
</file>